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14C0000014E3C2866CF3DA2E03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1c1c1c" draw:marker-start-width="0.321cm" draw:marker-end-width="0.321cm" draw:fill-color="#ffb66c" draw:textarea-horizontal-align="justify" draw:textarea-vertical-align="middle" draw:auto-grow-height="false" fo:min-height="2.355cm" fo:min-width="3.092cm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1c1c1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1c1c1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081cm" svg:stroke-color="#1c1c1c" draw:marker-start-width="0.321cm" draw:marker-end-width="0.321cm" draw:fill-color="#999999" draw:textarea-vertical-align="middle" draw:auto-grow-height="false" fo:min-height="2.052cm" fo:min-width="1.278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1c1c1c" draw:marker-start-width="0.321cm" draw:marker-end-width="0.321cm" draw:fill-color="#ffb66c" draw:textarea-horizontal-align="justify" draw:textarea-vertical-align="middle" draw:auto-grow-height="false" fo:min-height="2.275cm" fo:min-width="3.012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1c1c1c" draw:marker-start-width="0.321cm" draw:marker-end-width="0.321cm" draw:fill-color="#00a933" draw:textarea-horizontal-align="justify" draw:textarea-vertical-align="bottom" draw:auto-grow-height="false" fo:min-height="14.863cm" fo:min-width="6.739cm" fo:padding-top="0.165cm" fo:padding-bottom="0.165cm" fo:padding-left="0.29cm" fo:padding-right="0.29cm"/>
    </style:style>
    <style:style style:name="gr10" style:family="graphic" style:parent-style-name="standard">
      <style:graphic-properties draw:textarea-vertical-align="middle" draw:auto-grow-height="false" fo:min-height="2.052cm" fo:min-width="1.278cm"/>
    </style:style>
    <style:style style:name="P1" style:family="paragraph">
      <style:paragraph-properties fo:text-align="center"/>
    </style:style>
    <style:style style:name="P2" style:family="paragraph">
      <loext:graphic-properties draw:fill-color="#ffb66c"/>
      <style:paragraph-properties fo:text-align="center"/>
      <style:text-properties style:font-name="Roboto"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style:font-name="Roboto" fo:font-size="24pt" fo:font-weight="bold"/>
    </style:style>
    <style:style style:name="P4" style:family="paragraph">
      <loext:graphic-properties draw:fill-color="#ffb66c"/>
      <style:paragraph-properties fo:text-align="center"/>
      <style:text-properties style:font-name="Roboto" fo:font-size="24pt" fo:font-weight="bold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text-properties style:font-name="Roboto"/>
    </style:style>
    <style:style style:name="P7" style:family="paragraph">
      <loext:graphic-properties draw:fill="none" draw:fill-color="#ffffff"/>
      <style:text-properties style:font-name="Roboto"/>
    </style:style>
    <style:style style:name="P8" style:family="paragraph">
      <loext:graphic-properties draw:fill-color="#999999"/>
      <style:paragraph-properties fo:text-align="center"/>
    </style:style>
    <style:style style:name="P9" style:family="paragraph">
      <loext:graphic-properties draw:fill="none" draw:fill-color="#ffffff"/>
      <style:text-properties style:font-name="Roboto" fo:font-size="24pt" fo:font-style="italic" style:font-size-asian="24pt" style:font-style-asian="italic" style:font-size-complex="24pt" style:font-style-complex="italic"/>
    </style:style>
    <style:style style:name="P10" style:family="paragraph">
      <loext:graphic-properties draw:fill-color="#00a933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Roboto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Roboto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08cm" svg:height="5.08cm" svg:x="-1.032cm" svg:y="4.969cm">
          <draw:image xlink:href="Pictures/100002010000014C0000014E3C2866CF3DA2E037.png" xlink:type="simple" xlink:show="embed" xlink:actuate="onLoad" loext:mime-type="image/png">
            <text:p/>
          </draw:image>
        </draw:frame>
        <draw:custom-shape draw:style-name="gr2" draw:text-style-name="P2" xml:id="id2" draw:id="id2" draw:layer="layout" svg:width="5.08cm" svg:height="3.683cm" svg:x="7.223cm" svg:y="0.524cm">
          <text:p text:style-name="P1"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l</text:span><text:span text:style-name="T1">e</text:span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3" draw:id="id3" draw:layer="layout" svg:width="5.08cm" svg:height="3.683cm" svg:x="16.224cm" svg:y="5.524cm">
          <text:p text:style-name="P3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" draw:id="id1" draw:layer="layout" svg:width="5.08cm" svg:height="3.683cm" svg:x="7.224cm" svg:y="9.524cm">
          <text:p text:style-name="P3">Vie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7.968cm" svg:y1="10.063cm" svg:x2="7.967cm" svg:y2="3.668cm" draw:start-shape="id1" draw:start-glue-point="5" draw:end-shape="id2" draw:end-glue-point="7" svg:d="M7968 10063l-1-6395" svg:viewBox="0 0 2 6396">
          <text:p/>
        </draw:connector>
        <draw:connector draw:style-name="gr3" draw:text-style-name="P5" draw:layer="layout" draw:type="line" svg:x1="11.559cm" svg:y1="3.668cm" svg:x2="11.56cm" svg:y2="10.063cm" draw:start-shape="id2" draw:start-glue-point="9" draw:end-shape="id1" draw:end-glue-point="11" svg:d="M11559 3668l1 6395" svg:viewBox="0 0 2 6396">
          <text:p/>
        </draw:connector>
        <draw:connector draw:style-name="gr4" draw:text-style-name="P5" draw:layer="layout" draw:type="line" svg:x1="12.303cm" svg:y1="2.365cm" svg:x2="16.968cm" svg:y2="6.063cm" draw:start-shape="id2" draw:start-glue-point="10" draw:end-shape="id3" draw:end-glue-point="5" svg:d="M12303 2365l4665 3698" svg:viewBox="0 0 4666 3699">
          <text:p text:style-name="P1"/>
        </draw:connector>
        <draw:frame draw:style-name="gr5" draw:text-style-name="P7" draw:layer="layout" svg:width="4.511cm" svg:height="0.996cm" svg:x="14.716cm" svg:y="2.937cm">
          <draw:text-box>
            <text:p text:style-name="P6"><text:span text:style-name="T2">“</text:span><text:span text:style-name="T2">Change </text:span><text:span text:style-name="T2">data”</text:span></text:p>
          </draw:text-box>
        </draw:frame>
        <draw:frame draw:style-name="gr5" draw:text-style-name="P7" draw:layer="layout" svg:width="2.885cm" svg:height="1.741cm" svg:x="11.717cm" svg:y="5.937cm">
          <draw:text-box>
            <text:p text:style-name="P6"><text:span text:style-name="T2">“</text:span><text:span text:style-name="T2">Change</text:span></text:p>
            <text:p text:style-name="P6"><text:span text:style-name="T2">display”</text:span></text:p>
          </draw:text-box>
        </draw:frame>
        <draw:frame draw:style-name="gr6" draw:text-style-name="P7" draw:layer="layout" svg:width="2.454cm" svg:height="1.741cm" svg:x="5.318cm" svg:y="5.938cm">
          <draw:text-box>
            <text:p text:style-name="P6"><text:span text:style-name="T2">“</text:span><text:span text:style-name="T2">user</text:span></text:p>
            <text:p text:style-name="P6"><text:span text:style-name="T2">action”</text:span></text:p>
          </draw:text-box>
        </draw:frame>
        <draw:custom-shape draw:style-name="gr7" draw:text-style-name="P8" draw:layer="layout" svg:width="1.778cm" svg:height="2.302cm" svg:x="0.746cm" svg:y="1.905cm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7" draw:text-style-name="P8" draw:layer="layout" svg:width="1.778cm" svg:height="2.302cm" draw:transform="rotate (-1.5706217938697) translate (2.778cm 10.168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frame draw:style-name="gr6" draw:text-style-name="P9" draw:layer="layout" svg:width="2.966cm" svg:height="1.246cm" svg:x="2.867cm" svg:y="11.881cm">
          <draw:text-box>
            <text:p text:style-name="P6"><text:span text:style-name="T3">Output</text:span></text:p>
          </draw:text-box>
        </draw:frame>
        <draw:frame draw:style-name="gr6" draw:text-style-name="P9" draw:layer="layout" svg:width="2.36cm" svg:height="1.246cm" svg:x="2.867cm" svg:y="1.182cm">
          <draw:text-box>
            <text:p text:style-name="P6"><text:span text:style-name="T3">Input</text:span></text:p>
          </draw:text-box>
        </draw:frame>
        <draw:frame draw:style-name="gr1" draw:text-style-name="P1" draw:layer="layout" svg:width="5.08cm" svg:height="5.08cm" svg:x="-1.011cm" svg:y="18.969cm">
          <draw:image xlink:href="Pictures/100002010000014C0000014E3C2866CF3DA2E037.png" xlink:type="simple" xlink:show="embed" xlink:actuate="onLoad" loext:mime-type="image/png">
            <text:p/>
          </draw:image>
        </draw:frame>
        <draw:custom-shape draw:style-name="gr8" draw:text-style-name="P2" xml:id="id5" draw:id="id5" draw:layer="layout" svg:width="5.08cm" svg:height="3.683cm" svg:x="7.244cm" svg:y="14.524cm">
          <text:p text:style-name="P1"><text:span text:style-name="T1">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6" draw:id="id6" draw:layer="layout" svg:width="5.08cm" svg:height="3.683cm" svg:x="16.245cm" svg:y="19.524cm">
          <text:p text:style-name="P3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4" draw:id="id4" draw:layer="layout" svg:width="5.08cm" svg:height="3.683cm" svg:x="7.245cm" svg:y="23.524cm">
          <text:p text:style-name="P3">Vie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7.989cm" svg:y1="24.063cm" svg:x2="7.988cm" svg:y2="17.668cm" draw:start-shape="id4" draw:start-glue-point="5" draw:end-shape="id5" draw:end-glue-point="7" svg:d="M7989 24063l-1-6395" svg:viewBox="0 0 2 6396">
          <text:p/>
        </draw:connector>
        <draw:connector draw:style-name="gr3" draw:text-style-name="P5" draw:layer="layout" draw:type="line" svg:x1="16.245cm" svg:y1="21.365cm" svg:x2="11.581cm" svg:y2="24.063cm" draw:start-shape="id6" draw:start-glue-point="6" draw:end-shape="id4" draw:end-glue-point="11" svg:d="M16245 21365l-4664 2698" svg:viewBox="0 0 4665 2699">
          <text:p/>
        </draw:connector>
        <draw:connector draw:style-name="gr4" draw:text-style-name="P5" draw:layer="layout" draw:type="line" svg:x1="12.324cm" svg:y1="16.365cm" svg:x2="16.989cm" svg:y2="20.063cm" draw:start-shape="id5" draw:start-glue-point="10" draw:end-shape="id6" draw:end-glue-point="5" svg:d="M12324 16365l4665 3698" svg:viewBox="0 0 4666 3699">
          <text:p/>
        </draw:connector>
        <draw:frame draw:style-name="gr5" draw:text-style-name="P7" draw:layer="layout" svg:width="4.511cm" svg:height="0.996cm" svg:x="14.737cm" svg:y="16.937cm">
          <draw:text-box>
            <text:p text:style-name="P6"><text:span text:style-name="T2">“</text:span><text:span text:style-name="T2">Chan</text:span><text:span text:style-name="T2">ge </text:span><text:span text:style-name="T2">data”</text:span></text:p>
          </draw:text-box>
        </draw:frame>
        <draw:frame draw:style-name="gr5" draw:text-style-name="P7" draw:layer="layout" svg:width="3.169cm" svg:height="1.741cm" svg:x="10.538cm" svg:y="21.237cm">
          <draw:text-box>
            <text:p text:style-name="P6"><text:span text:style-name="T2">“</text:span><text:span text:style-name="T2">I have</text:span></text:p>
            <text:p text:style-name="P6"><text:span text:style-name="T2">changed</text:span><text:span text:style-name="T2">”</text:span></text:p>
          </draw:text-box>
        </draw:frame>
        <draw:frame draw:style-name="gr6" draw:text-style-name="P7" draw:layer="layout" svg:width="2.454cm" svg:height="1.741cm" svg:x="5.339cm" svg:y="19.938cm">
          <draw:text-box>
            <text:p text:style-name="P6"><text:span text:style-name="T2">“</text:span><text:span text:style-name="T2">use</text:span><text:span text:style-name="T2">r</text:span></text:p>
            <text:p text:style-name="P6"><text:span text:style-name="T2">acti</text:span><text:span text:style-name="T2">on”</text:span></text:p>
          </draw:text-box>
        </draw:frame>
        <draw:custom-shape draw:style-name="gr7" draw:text-style-name="P8" draw:layer="layout" svg:width="1.778cm" svg:height="2.302cm" svg:x="0.767cm" svg:y="15.905cm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7" draw:text-style-name="P8" draw:layer="layout" svg:width="1.778cm" svg:height="2.302cm" draw:transform="rotate (-1.5706217938697) translate (2.799cm 24.168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frame draw:style-name="gr6" draw:text-style-name="P9" draw:layer="layout" svg:width="2.966cm" svg:height="1.246cm" svg:x="2.888cm" svg:y="25.881cm">
          <draw:text-box>
            <text:p text:style-name="P6"><text:span text:style-name="T3">Out</text:span><text:span text:style-name="T3">put</text:span></text:p>
          </draw:text-box>
        </draw:frame>
        <draw:frame draw:style-name="gr6" draw:text-style-name="P9" draw:layer="layout" svg:width="2.36cm" svg:height="1.246cm" svg:x="2.888cm" svg:y="15.182cm">
          <draw:text-box>
            <text:p text:style-name="P6"><text:span text:style-name="T3">Inpu</text:span><text:span text:style-name="T3">t</text:span></text:p>
          </draw:text-box>
        </draw:frame>
        <draw:connector draw:style-name="gr3" draw:text-style-name="P5" draw:layer="layout" draw:type="line" svg:x1="12.325cm" svg:y1="25.365cm" svg:x2="16.989cm" svg:y2="22.668cm" draw:start-shape="id4" draw:start-glue-point="10" draw:end-shape="id6" draw:end-glue-point="7" svg:d="M12325 25365l4664-2697" svg:viewBox="0 0 4665 2698">
          <text:p/>
        </draw:connector>
        <draw:frame draw:style-name="gr5" draw:text-style-name="P7" draw:layer="layout" svg:width="2.932cm" svg:height="1.741cm" svg:x="14.539cm" svg:y="24.238cm">
          <draw:text-box>
            <text:p text:style-name="P6"><text:span text:style-name="T2">“</text:span><text:span text:style-name="T2">give me</text:span></text:p>
            <text:p text:style-name="P6"><text:span text:style-name="T2">date”</text:span></text:p>
          </draw:text-box>
        </draw:frame>
      </draw:page>
      <draw:page draw:name="page2" draw:style-name="dp1" draw:master-page-name="Default">
        <draw:custom-shape draw:style-name="gr9" draw:text-style-name="P10" xml:id="id16" draw:id="id16" draw:layer="layout" svg:width="7.239cm" svg:height="15.113cm" svg:x="6.207cm" svg:y="13.827cm">
          <draw:glue-point draw:id="4" svg:x="5cm" svg:y="2.311cm"/>
          <text:p text:style-name="P1"><text:span text:style-name="T4">D</text:span><text:span text:style-name="T4">e</text:span><text:span text:style-name="T4">l</text:span><text:span text:style-name="T4">e</text:span><text:span text:style-name="T4">g</text:span><text:span text:style-name="T4">a</text:span><text:span text:style-name="T4">t</text:span><text:span text:style-name="T4">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08cm" svg:height="5.08cm" svg:x="-1.011cm" svg:y="4.969cm">
          <draw:image xlink:href="Pictures/100002010000014C0000014E3C2866CF3DA2E037.png" xlink:type="simple" xlink:show="embed" xlink:actuate="onLoad" loext:mime-type="image/png">
            <text:p/>
          </draw:image>
        </draw:frame>
        <draw:custom-shape draw:style-name="gr8" draw:text-style-name="P2" xml:id="id8" draw:id="id8" draw:layer="layout" svg:width="5.08cm" svg:height="3.683cm" svg:x="7.244cm" svg:y="0.524cm">
          <text:p text:style-name="P1"><text:span text:style-name="T1">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9" draw:id="id9" draw:layer="layout" svg:width="5.08cm" svg:height="3.683cm" svg:x="16.245cm" svg:y="5.524cm">
          <text:p text:style-name="P3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7" draw:id="id7" draw:layer="layout" svg:width="5.08cm" svg:height="3.683cm" svg:x="7.245cm" svg:y="9.524cm">
          <text:p text:style-name="P3">Vie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7.989cm" svg:y1="10.063cm" svg:x2="7.988cm" svg:y2="3.668cm" draw:start-shape="id7" draw:start-glue-point="5" draw:end-shape="id8" draw:end-glue-point="7" svg:d="M7989 10063l-1-6395" svg:viewBox="0 0 2 6396">
          <text:p/>
        </draw:connector>
        <draw:connector draw:style-name="gr3" draw:text-style-name="P5" draw:layer="layout" draw:type="line" svg:x1="11.58cm" svg:y1="3.668cm" svg:x2="11.581cm" svg:y2="10.063cm" draw:start-shape="id8" draw:start-glue-point="9" draw:end-shape="id7" draw:end-glue-point="11" svg:d="M11580 3668l1 6395" svg:viewBox="0 0 2 6396">
          <text:p/>
        </draw:connector>
        <draw:connector draw:style-name="gr4" draw:text-style-name="P5" draw:layer="layout" draw:type="line" svg:x1="12.324cm" svg:y1="2.365cm" svg:x2="16.989cm" svg:y2="6.063cm" draw:start-shape="id8" draw:start-glue-point="10" draw:end-shape="id9" draw:end-glue-point="5" svg:d="M12324 2365l4665 3698" svg:viewBox="0 0 4666 3699">
          <text:p/>
        </draw:connector>
        <draw:frame draw:style-name="gr5" draw:text-style-name="P7" draw:layer="layout" svg:width="4.511cm" svg:height="0.996cm" svg:x="14.737cm" svg:y="2.937cm">
          <draw:text-box>
            <text:p text:style-name="P6"><text:span text:style-name="T2">“</text:span><text:span text:style-name="T2">Change data”</text:span></text:p>
          </draw:text-box>
        </draw:frame>
        <draw:frame draw:style-name="gr5" draw:text-style-name="P7" draw:layer="layout" svg:width="2.885cm" svg:height="1.741cm" svg:x="11.738cm" svg:y="5.937cm">
          <draw:text-box>
            <text:p text:style-name="P6"><text:span text:style-name="T2">“</text:span><text:span text:style-name="T2">Change</text:span></text:p>
            <text:p text:style-name="P6"><text:span text:style-name="T2">display”</text:span></text:p>
          </draw:text-box>
        </draw:frame>
        <draw:frame draw:style-name="gr6" draw:text-style-name="P7" draw:layer="layout" svg:width="2.454cm" svg:height="1.741cm" svg:x="5.339cm" svg:y="5.938cm">
          <draw:text-box>
            <text:p text:style-name="P6"><text:span text:style-name="T2">“</text:span><text:span text:style-name="T2">user</text:span></text:p>
            <text:p text:style-name="P6"><text:span text:style-name="T2">action”</text:span></text:p>
          </draw:text-box>
        </draw:frame>
        <draw:custom-shape draw:style-name="gr10" draw:text-style-name="P1" draw:layer="layout" svg:width="1.778cm" svg:height="2.302cm" svg:x="0.767cm" svg:y="1.905cm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10" draw:text-style-name="P1" draw:layer="layout" svg:width="1.778cm" svg:height="2.302cm" draw:transform="rotate (-1.5706217938697) translate (2.799cm 10.168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frame draw:style-name="gr6" draw:text-style-name="P9" draw:layer="layout" svg:width="2.966cm" svg:height="1.246cm" svg:x="2.888cm" svg:y="11.881cm">
          <draw:text-box>
            <text:p text:style-name="P6"><text:span text:style-name="T3">Output</text:span></text:p>
          </draw:text-box>
        </draw:frame>
        <draw:frame draw:style-name="gr6" draw:text-style-name="P9" draw:layer="layout" svg:width="2.36cm" svg:height="1.246cm" svg:x="2.888cm" svg:y="1.182cm">
          <draw:text-box>
            <text:p text:style-name="P6"><text:span text:style-name="T3">Input</text:span></text:p>
          </draw:text-box>
        </draw:frame>
        <draw:frame draw:style-name="gr1" draw:text-style-name="P1" draw:layer="layout" svg:width="5.08cm" svg:height="5.08cm" svg:x="-0.99cm" svg:y="18.969cm">
          <draw:image xlink:href="Pictures/100002010000014C0000014E3C2866CF3DA2E037.png" xlink:type="simple" xlink:show="embed" xlink:actuate="onLoad" loext:mime-type="image/png">
            <text:p/>
          </draw:image>
        </draw:frame>
        <draw:custom-shape draw:style-name="gr8" draw:text-style-name="P2" xml:id="id11" draw:id="id11" draw:layer="layout" svg:width="5.08cm" svg:height="3.683cm" svg:x="7.265cm" svg:y="14.524cm">
          <text:p text:style-name="P1"><text:span text:style-name="T1">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2" draw:id="id12" draw:layer="layout" svg:width="5.08cm" svg:height="3.683cm" svg:x="16.266cm" svg:y="19.524cm">
          <text:p text:style-name="P3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0" draw:id="id10" draw:layer="layout" svg:width="5.08cm" svg:height="3.683cm" svg:x="7.266cm" svg:y="23.524cm">
          <text:p text:style-name="P3">Vie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8.01cm" svg:y1="24.063cm" svg:x2="8.009cm" svg:y2="17.668cm" draw:start-shape="id10" draw:start-glue-point="5" draw:end-shape="id11" draw:end-glue-point="7" svg:d="M8010 24063l-1-6395" svg:viewBox="0 0 2 6396">
          <text:p/>
        </draw:connector>
        <draw:connector draw:style-name="gr3" draw:text-style-name="P5" draw:layer="layout" draw:type="line" svg:x1="11.601cm" svg:y1="17.668cm" svg:x2="11.602cm" svg:y2="24.063cm" draw:start-shape="id11" draw:start-glue-point="9" draw:end-shape="id10" draw:end-glue-point="11" svg:d="M11601 17668l1 6395" svg:viewBox="0 0 2 6396">
          <text:p/>
        </draw:connector>
        <draw:connector draw:style-name="gr4" draw:text-style-name="P5" draw:layer="layout" draw:type="line" svg:x1="12.345cm" svg:y1="16.365cm" svg:x2="17.01cm" svg:y2="20.063cm" draw:start-shape="id11" draw:start-glue-point="10" draw:end-shape="id12" draw:end-glue-point="5" svg:d="M12345 16365l4665 3698" svg:viewBox="0 0 4666 3699">
          <text:p/>
        </draw:connector>
        <draw:frame draw:style-name="gr5" draw:text-style-name="P7" draw:layer="layout" svg:width="4.511cm" svg:height="0.996cm" svg:x="14.758cm" svg:y="16.937cm">
          <draw:text-box>
            <text:p text:style-name="P6"><text:span text:style-name="T2">“</text:span><text:span text:style-name="T2">Change data”</text:span></text:p>
          </draw:text-box>
        </draw:frame>
        <draw:frame draw:style-name="gr5" draw:text-style-name="P7" draw:layer="layout" svg:width="3.169cm" svg:height="1.741cm" svg:x="13.459cm" svg:y="19.437cm">
          <draw:text-box>
            <text:p text:style-name="P6"><text:span text:style-name="T2">“</text:span><text:span text:style-name="T2">I have</text:span></text:p>
            <text:p text:style-name="P6"><text:span text:style-name="T2">changed”</text:span></text:p>
          </draw:text-box>
        </draw:frame>
        <draw:frame draw:style-name="gr6" draw:text-style-name="P7" draw:layer="layout" svg:width="2.932cm" svg:height="1.741cm" svg:x="14.36cm" svg:y="24.138cm">
          <draw:text-box>
            <text:p text:style-name="P6"><text:span text:style-name="T2">“</text:span><text:span text:style-name="T2">give me</text:span></text:p>
            <text:p text:style-name="P6"><text:span text:style-name="T2">data”</text:span></text:p>
          </draw:text-box>
        </draw:frame>
        <draw:custom-shape draw:style-name="gr7" draw:text-style-name="P8" draw:layer="layout" svg:width="1.778cm" svg:height="2.302cm" svg:x="0.788cm" svg:y="15.905cm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7" draw:text-style-name="P8" draw:layer="layout" svg:width="1.778cm" svg:height="2.302cm" draw:transform="rotate (-1.5706217938697) translate (2.82cm 24.168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frame draw:style-name="gr6" draw:text-style-name="P9" draw:layer="layout" svg:width="2.966cm" svg:height="1.246cm" svg:x="2.909cm" svg:y="25.881cm">
          <draw:text-box>
            <text:p text:style-name="P6"><text:span text:style-name="T3">Output</text:span></text:p>
          </draw:text-box>
        </draw:frame>
        <draw:frame draw:style-name="gr6" draw:text-style-name="P9" draw:layer="layout" svg:width="2.36cm" svg:height="1.246cm" svg:x="2.909cm" svg:y="15.182cm">
          <draw:text-box>
            <text:p text:style-name="P6"><text:span text:style-name="T3">Input</text:span></text:p>
          </draw:text-box>
        </draw:frame>
        <draw:frame draw:style-name="gr1" draw:text-style-name="P1" draw:layer="layout" svg:width="5.08cm" svg:height="5.08cm" svg:x="-0.99cm" svg:y="4.969cm">
          <draw:image xlink:href="Pictures/100002010000014C0000014E3C2866CF3DA2E037.png" xlink:type="simple" xlink:show="embed" xlink:actuate="onLoad" loext:mime-type="image/png">
            <text:p/>
          </draw:image>
        </draw:frame>
        <draw:custom-shape draw:style-name="gr8" draw:text-style-name="P2" xml:id="id14" draw:id="id14" draw:layer="layout" svg:width="5.08cm" svg:height="3.683cm" svg:x="7.265cm" svg:y="0.524cm">
          <text:p text:style-name="P1"><text:span text:style-name="T1">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5" draw:id="id15" draw:layer="layout" svg:width="5.08cm" svg:height="3.683cm" svg:x="16.266cm" svg:y="5.524cm">
          <text:p text:style-name="P3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3" draw:id="id13" draw:layer="layout" svg:width="5.08cm" svg:height="3.683cm" svg:x="7.266cm" svg:y="9.524cm">
          <text:p text:style-name="P3">Vie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8.01cm" svg:y1="10.063cm" svg:x2="8.009cm" svg:y2="3.668cm" draw:start-shape="id13" draw:start-glue-point="5" draw:end-shape="id14" draw:end-glue-point="7" svg:d="M8010 10063l-1-6395" svg:viewBox="0 0 2 6396">
          <text:p/>
        </draw:connector>
        <draw:connector draw:style-name="gr3" draw:text-style-name="P5" draw:layer="layout" draw:type="line" svg:x1="11.601cm" svg:y1="3.668cm" svg:x2="11.602cm" svg:y2="10.063cm" draw:start-shape="id14" draw:start-glue-point="9" draw:end-shape="id13" draw:end-glue-point="11" svg:d="M11601 3668l1 6395" svg:viewBox="0 0 2 6396">
          <text:p/>
        </draw:connector>
        <draw:connector draw:style-name="gr4" draw:text-style-name="P5" draw:layer="layout" draw:type="line" svg:x1="12.345cm" svg:y1="2.365cm" svg:x2="17.01cm" svg:y2="6.063cm" draw:start-shape="id14" draw:start-glue-point="10" draw:end-shape="id15" draw:end-glue-point="5" svg:d="M12345 2365l4665 3698" svg:viewBox="0 0 4666 3699">
          <text:p/>
        </draw:connector>
        <draw:frame draw:style-name="gr5" draw:text-style-name="P7" draw:layer="layout" svg:width="4.511cm" svg:height="0.996cm" svg:x="14.758cm" svg:y="2.937cm">
          <draw:text-box>
            <text:p text:style-name="P6"><text:span text:style-name="T2">“</text:span><text:span text:style-name="T2">Change data”</text:span></text:p>
          </draw:text-box>
        </draw:frame>
        <draw:frame draw:style-name="gr5" draw:text-style-name="P7" draw:layer="layout" svg:width="2.885cm" svg:height="1.741cm" svg:x="11.759cm" svg:y="5.937cm">
          <draw:text-box>
            <text:p text:style-name="P6"><text:span text:style-name="T2">“</text:span><text:span text:style-name="T2">Change</text:span></text:p>
            <text:p text:style-name="P6"><text:span text:style-name="T2">display”</text:span></text:p>
          </draw:text-box>
        </draw:frame>
        <draw:frame draw:style-name="gr6" draw:text-style-name="P7" draw:layer="layout" svg:width="2.454cm" svg:height="1.741cm" svg:x="5.36cm" svg:y="5.938cm">
          <draw:text-box>
            <text:p text:style-name="P6"><text:span text:style-name="T2">“</text:span><text:span text:style-name="T2">user</text:span></text:p>
            <text:p text:style-name="P6"><text:span text:style-name="T2">action”</text:span></text:p>
          </draw:text-box>
        </draw:frame>
        <draw:custom-shape draw:style-name="gr7" draw:text-style-name="P8" draw:layer="layout" svg:width="1.778cm" svg:height="2.302cm" svg:x="0.788cm" svg:y="1.905cm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7" draw:text-style-name="P8" draw:layer="layout" svg:width="1.778cm" svg:height="2.302cm" draw:transform="rotate (-1.5706217938697) translate (2.82cm 10.168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frame draw:style-name="gr6" draw:text-style-name="P9" draw:layer="layout" svg:width="2.966cm" svg:height="1.246cm" svg:x="2.909cm" svg:y="11.881cm">
          <draw:text-box>
            <text:p text:style-name="P6"><text:span text:style-name="T3">Output</text:span></text:p>
          </draw:text-box>
        </draw:frame>
        <draw:frame draw:style-name="gr6" draw:text-style-name="P9" draw:layer="layout" svg:width="2.36cm" svg:height="1.246cm" svg:x="2.909cm" svg:y="1.182cm">
          <draw:text-box>
            <text:p text:style-name="P6"><text:span text:style-name="T3">Input</text:span></text:p>
          </draw:text-box>
        </draw:frame>
        <draw:connector draw:style-name="gr3" draw:text-style-name="P5" draw:layer="layout" draw:type="line" svg:x1="16.266cm" svg:y1="21.365cm" svg:x2="13.446cm" svg:y2="21.383cm" draw:start-shape="id12" draw:start-glue-point="6" draw:end-shape="id16" draw:end-glue-point="1" svg:d="M16266 21365l-2820 18" svg:viewBox="0 0 2821 19">
          <text:p/>
        </draw:connector>
        <draw:connector draw:style-name="gr3" draw:text-style-name="P5" draw:layer="layout" draw:type="line" svg:x1="13.445cm" svg:y1="24.875cm" svg:x2="17.01cm" svg:y2="22.668cm" draw:start-shape="id16" draw:start-glue-point="4" draw:end-shape="id12" draw:end-glue-point="7" svg:d="M13445 24875l3565-2207" svg:viewBox="0 0 3566 220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14T13:22:57.175769981</meta:creation-date>
    <dc:date>2020-01-14T13:34:38.752197149</dc:date>
    <meta:editing-duration>PT1M10S</meta:editing-duration>
    <meta:editing-cycles>1</meta:editing-cycles>
    <meta:document-statistic meta:object-count="75"/>
    <meta:generator>LibreOffice/6.3.3.2$Linux_X86_64 LibreOffice_project/30$Build-2</meta:generator>
  </office:meta>
</office:document-meta>
</file>